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12.083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3.906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33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 style:data-style-name="N106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 style:data-style-name="N106">
      <style:table-cell-properties fo:background-color="#99ff33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>
            <text:p>Date:</text:p>
          </table:table-cell>
          <table:table-cell office:value-type="string">
            <text:p>Wednesday, 09 January 2019 at 17:46:34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Tool:</text:p>
          </table:table-cell>
          <table:table-cell office:value-type="string">
            <text:p>Eeschema (5.0.1-3-g963ef8bb5)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Component Count:</text:p>
          </table:table-cell>
          <table:table-cell office:value-type="float" office:value="36">
            <text:p>36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Estimated Cost</text:p>
          </table:table-cell>
          <table:table-cell table:style-name="ce1" office:value-type="string">
            <text:p>Example eBay link for component</text:p>
          </table:table-cell>
          <table:table-cell/>
        </table:table-row>
        <table:table-row table:style-name="ro1">
          <table:table-cell office:value-type="string">
            <text:p>7SEG1</text:p>
          </table:table-cell>
          <table:table-cell office:value-type="string">
            <text:p>4_DIGIT_CA</text:p>
          </table:table-cell>
          <table:table-cell/>
          <table:table-cell office:value-type="string">
            <text:p>10 pcs = 3,97€ = 0,397 €</text:p>
          </table:table-cell>
          <table:table-cell office:value-type="string">
            <text:p>https://www.ebay.de/itm/Digital-Tube-LED-Anzeige-Rot-7-Segment-Module-Common-Anode-Kathode-Anzeige-AZ/202419756860?var=502442337709</text:p>
          </table:table-cell>
          <table:table-cell/>
        </table:table-row>
        <table:table-row table:style-name="ro1">
          <table:table-cell office:value-type="string">
            <text:p>7SEG2</text:p>
          </table:table-cell>
          <table:table-cell office:value-type="string">
            <text:p>2_DIGIT_CA</text:p>
          </table:table-cell>
          <table:table-cell office:value-type="string">
            <text:p>custom:7_Segment_2_Digit</text:p>
          </table:table-cell>
          <table:table-cell office:value-type="string">
            <text:p>10 pcs = 3,04€ = 0,304 €</text:p>
          </table:table-cell>
          <table:table-cell office:value-type="string">
            <text:p>https://www.ebay.de/itm/Digital-Tube-LED-Anzeige-Rot-7-Segment-Module-Common-Anode-Kathode-Anzeige-AZ/202419756860?var=502442337641</text:p>
          </table:table-cell>
          <table:table-cell/>
        </table:table-row>
        <table:table-row table:style-name="ro1">
          <table:table-cell office:value-type="string">
            <text:p>BT1</text:p>
          </table:table-cell>
          <table:table-cell office:value-type="string">
            <text:p>Battery_Cell</text:p>
          </table:table-cell>
          <table:table-cell office:value-type="string">
            <text:p>custom:CR2032SMD</text:p>
          </table:table-cell>
          <table:table-cell office:value-type="string">
            <text:p>10 pcs = 3,35€ = 0,335 €</text:p>
          </table:table-cell>
          <table:table-cell office:value-type="string">
            <text:p>https://www.ebay.de/itm/10Pcs-PCB-Surface-Mouting-Terminals-CR2032-Button-Cell-Battery-Holder/153266001466</text:p>
          </table:table-cell>
          <table:table-cell/>
        </table:table-row>
        <table:table-row table:style-name="ro1">
          <table:table-cell office:value-type="string">
            <text:p>BT2</text:p>
          </table:table-cell>
          <table:table-cell office:value-type="string">
            <text:p>Battery_Cell</text:p>
          </table:table-cell>
          <table:table-cell office:value-type="string">
            <text:p>custom:CR2032SMD</text:p>
          </table:table-cell>
          <table:table-cell table:style-name="ce4" office:value-type="currency" office:currency="EUR" office:value="0.335">
            <text:p>0,34 €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C_Small</text:p>
          </table:table-cell>
          <table:table-cell office:value-type="string">
            <text:p>Capacitors_THT:C_Disc_D5.0mm_W2.5mm_P2.50mm</text:p>
          </table:table-cell>
          <table:table-cell table:style-name="ce4" office:value-type="currency" office:currency="EUR" office:value="0.02">
            <text:p>0,02 €</text:p>
          </table:table-cell>
          <table:table-cell office:value-type="string">
            <text:p>Standard component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CONN_01X06</text:p>
          </table:table-cell>
          <table:table-cell office:value-type="string">
            <text:p>Pin_Headers:Pin_Header_Straight_1x06_Pitch2.54mm</text:p>
          </table:table-cell>
          <table:table-cell/>
          <table:table-cell office:value-type="string">
            <text:p>Optional for ISP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1K</text:p>
          </table:table-cell>
          <table:table-cell office:value-type="string">
            <text:p>Resistors_THT:R_Axial_DIN0204_L3.6mm_D1.6mm_P7.62mm_Horizontal</text:p>
          </table:table-cell>
          <table:table-cell table:style-name="ce4" office:value-type="string" table:number-columns-spanned="1" table:number-rows-spanned="8">
            <text:p>0,0229 € per piece</text:p>
          </table:table-cell>
          <table:table-cell office:value-type="string" table:number-columns-spanned="1" table:number-rows-spanned="8">
            <text:p>Standard component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string">
            <text:p>1K</text:p>
          </table:table-cell>
          <table:table-cell office:value-type="string">
            <text:p>Resistors_THT:R_Axial_DIN0204_L3.6mm_D1.6mm_P7.62mm_Horizontal</text:p>
          </table:table-cell>
          <table:covered-table-cell table:style-name="ce4" office:value-type="currency" office:currency="EUR" office:value="0.0229">
            <text:p>0,02 €</text:p>
          </table:covered-table-cell>
          <table:covered-table-cell/>
          <table:table-cell/>
        </table:table-row>
        <table:table-row table:style-name="ro1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esistors_THT:R_Axial_DIN0204_L3.6mm_D1.6mm_P7.62mm_Horizontal</text:p>
          </table:table-cell>
          <table:covered-table-cell table:style-name="ce4" office:value-type="currency" office:currency="EUR" office:value="0.0229">
            <text:p>0,02 €</text:p>
          </table:covered-table-cell>
          <table:covered-table-cell/>
          <table:table-cell/>
        </table:table-row>
        <table:table-row table:style-name="ro1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Resistors_THT:R_Axial_DIN0204_L3.6mm_D1.6mm_P7.62mm_Horizontal</text:p>
          </table:table-cell>
          <table:covered-table-cell table:style-name="ce4" office:value-type="currency" office:currency="EUR" office:value="0.0229">
            <text:p>0,02 €</text:p>
          </table:covered-table-cell>
          <table:covered-table-cell/>
          <table:table-cell/>
        </table:table-row>
        <table:table-row table:style-name="ro1"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Resistors_THT:R_Axial_DIN0204_L3.6mm_D1.6mm_P7.62mm_Horizontal</text:p>
          </table:table-cell>
          <table:covered-table-cell table:style-name="ce4" office:value-type="currency" office:currency="EUR" office:value="0.0229">
            <text:p>0,02 €</text:p>
          </table:covered-table-cell>
          <table:covered-table-cell/>
          <table:table-cell/>
        </table:table-row>
        <table:table-row table:style-name="ro1">
          <table:table-cell office:value-type="string">
            <text:p>R6</text:p>
          </table:table-cell>
          <table:table-cell office:value-type="string">
            <text:p>1K</text:p>
          </table:table-cell>
          <table:table-cell office:value-type="string">
            <text:p>Resistors_THT:R_Axial_DIN0204_L3.6mm_D1.6mm_P7.62mm_Horizontal</text:p>
          </table:table-cell>
          <table:covered-table-cell table:style-name="ce4" office:value-type="currency" office:currency="EUR" office:value="0.0229">
            <text:p>0,02 €</text:p>
          </table:covered-table-cell>
          <table:covered-table-cell/>
          <table:table-cell/>
        </table:table-row>
        <table:table-row table:style-name="ro1"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esistors_THT:R_Axial_DIN0204_L3.6mm_D1.6mm_P7.62mm_Horizontal</text:p>
          </table:table-cell>
          <table:covered-table-cell table:style-name="ce4" office:value-type="currency" office:currency="EUR" office:value="0.0229">
            <text:p>0,02 €</text:p>
          </table:covered-table-cell>
          <table:covered-table-cell/>
          <table:table-cell/>
        </table:table-row>
        <table:table-row table:style-name="ro1"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Resistors_THT:R_Axial_DIN0204_L3.6mm_D1.6mm_P7.62mm_Horizontal</text:p>
          </table:table-cell>
          <table:covered-table-cell table:style-name="ce4" office:value-type="currency" office:currency="EUR" office:value="0.0229">
            <text:p>0,02 €</text:p>
          </table:covered-table-cell>
          <table:covered-table-cell/>
          <table:table-cell/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table-cell office:value-type="string" table:number-columns-spanned="1" table:number-rows-spanned="20">
            <text:p>100 pcs = 3,35 € = 0,67 €</text:p>
          </table:table-cell>
          <table:table-cell office:value-type="string" table:number-columns-spanned="1" table:number-rows-spanned="20">
            <text:p>https://www.ebay.de/itm/100-PCS-Momentary-Tact-Taktile-Push-Button-Switch-SMD-PCB-4Pin-6-x-6-mm-x-6-5-mm/153280730978</text:p>
          </table:table-cell>
          <table:table-cell/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4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5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6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7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8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9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10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11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12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13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14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15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16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17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18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19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20</text:p>
          </table:table-cell>
          <table:table-cell office:value-type="string">
            <text:p>SW_Push_Dual</text:p>
          </table:table-cell>
          <table:table-cell office:value-type="string">
            <text:p>custom:SMD_Tact_Switch_6x6x6_Big_Pads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SW21</text:p>
          </table:table-cell>
          <table:table-cell office:value-type="string">
            <text:p>SW_SPDT</text:p>
          </table:table-cell>
          <table:table-cell office:value-type="string">
            <text:p>custom:Switch_SPDT_3mm</text:p>
          </table:table-cell>
          <table:table-cell office:value-type="string">
            <text:p>100 pcs = 2,11 € = 0,042 €</text:p>
          </table:table-cell>
          <table:table-cell office:value-type="string">
            <text:p>https://www.ebay.de/itm/50-Stück-x-2-Position-1P2T-SPDT-3-Pin-PCB-Panel-Mini-vertikalen-Schieber/132870363855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ATMEGA328P-PU</text:p>
          </table:table-cell>
          <table:table-cell office:value-type="string">
            <text:p>Housings_DIP:DIP-28_W7.62mm</text:p>
          </table:table-cell>
          <table:table-cell office:value-type="string">
            <text:p>1 pcs = 1,58 €</text:p>
          </table:table-cell>
          <table:table-cell office:value-type="string">
            <text:p>https://www.ebay.de/itm/1-2-5-10PCS-ATMEGA328P-PU-Mikrocontroller-With-ARDUINO-UNO-R3-Bootloader-AIP/142653860233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" office:value-type="string">
            <text:p>approx. Total:</text:p>
          </table:table-cell>
          <table:table-cell table:style-name="ce5" office:value-type="currency" office:currency="EUR" office:value="4.75">
            <text:p>4,75 €</text:p>
          </table:table-cell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21.01.2019</text:date>, <text:time>10:5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0:50:00</dc:date>
    <dc:creator>Maximilian Strauch</dc:creator>
    <meta:document-statistic meta:table-count="1" meta:cell-count="145" meta:object-count="0"/>
    <meta:generator>OpenOffice/4.1.2$Unix OpenOffice.org_project/412m3$Build-9782</meta:generator>
  </office:meta>
</office:document-meta>
</file>